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29cm" draw:marker-end="Rounded_20_large_20_Arrow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229cm" draw:marker-end="Arrow" draw:marker-end-width="0.178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25cm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DejaVu Sans Mono'" style:font-family-generic="modern" style:font-pitch="fixed" fo:font-size="10pt" style:font-size-asian="10pt" style:font-size-complex="10pt"/>
    </style:style>
    <style:style style:name="T1" style:family="text">
      <style:text-properties fo:font-family="'DejaVu Sans Mon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1cm" svg:height="1.61cm" svg:x="0.116cm" svg:y="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09cm" svg:height="1.61cm" svg:x="3.154cm" svg:y="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cm" svg:x="5.967cm" svg:y="0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2cm" svg:x="5.967cm" svg:y="3.5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2cm" svg:x="8.98cm" svg:y="3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143cm" svg:height="0.381cm" svg:x="6.223cm" svg:y="0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143cm" svg:height="0.381cm" svg:x="6.21cm" svg:y="0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143cm" svg:height="0.381cm" svg:x="3.409cm" svg:y="2.1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143cm" svg:height="0.381cm" svg:x="3.396cm" svg:y="2.7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143cm" svg:height="0.381cm" svg:x="0.395cm" svg:y="2.1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143cm" svg:height="0.381cm" svg:x="0.382cm" svg:y="2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143cm" svg:height="0.381cm" svg:x="6.295cm" svg:y="3.8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143cm" svg:height="0.381cm" svg:x="6.282cm" svg:y="4.4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223cm" svg:y1="0.571cm" svg:x2="4.552cm" svg:y2="2.357cm" draw:start-shape="id1" draw:start-glue-point="3" draw:end-shape="id2" draw:end-glue-point="1" svg:d="m6223 571-1671 1786">
          <text:p/>
        </draw:connector>
        <draw:connector draw:style-name="gr4" draw:text-style-name="P1" draw:layer="layout" draw:type="line" svg:x1="6.21cm" svg:y1="1.158cm" svg:x2="4.539cm" svg:y2="2.944cm" draw:start-shape="id3" draw:start-glue-point="3" draw:end-shape="id4" draw:end-glue-point="1" svg:d="m6210 1158-1671 1786">
          <text:p/>
        </draw:connector>
        <draw:connector draw:style-name="gr4" draw:text-style-name="P1" draw:layer="layout" draw:type="line" svg:x1="6.295cm" svg:y1="4.043cm" svg:x2="4.552cm" svg:y2="2.357cm" draw:start-shape="id5" draw:start-glue-point="3" draw:end-shape="id2" svg:d="m6295 4043-1743-1686">
          <text:p/>
        </draw:connector>
        <draw:connector draw:style-name="gr4" draw:text-style-name="P1" draw:layer="layout" draw:type="line" svg:x1="6.282cm" svg:y1="4.63cm" svg:x2="4.539cm" svg:y2="2.944cm" draw:start-shape="id6" draw:start-glue-point="3" draw:end-shape="id4" draw:end-glue-point="1" svg:d="m6282 4630-1743-1686">
          <text:p/>
        </draw:connector>
        <draw:connector draw:style-name="gr4" draw:text-style-name="P1" draw:layer="layout" draw:type="line" svg:x1="3.409cm" svg:y1="2.357cm" svg:x2="1.538cm" svg:y2="2.343cm" draw:start-shape="id2" draw:start-glue-point="3" draw:end-shape="id7" draw:end-glue-point="1" svg:d="m3409 2357-1871-14">
          <text:p/>
        </draw:connector>
        <draw:connector draw:style-name="gr4" draw:text-style-name="P1" draw:layer="layout" draw:type="line" svg:x1="3.396cm" svg:y1="2.944cm" svg:x2="1.525cm" svg:y2="2.93cm" draw:start-shape="id4" draw:start-glue-point="3" draw:end-shape="id8" draw:end-glue-point="1" svg:d="m3396 2944-1871-14">
          <text:p/>
        </draw:connector>
        <draw:custom-shape draw:style-name="gr2" draw:text-style-name="P1" xml:id="id9" draw:id="id9" draw:layer="layout" svg:width="1.143cm" svg:height="0.381cm" svg:x="9.195cm" svg:y="3.8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143cm" svg:height="0.381cm" svg:x="9.182cm" svg:y="4.4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195cm" svg:y1="4.043cm" svg:x2="7.438cm" svg:y2="4.043cm" draw:start-shape="id9" draw:start-glue-point="3" draw:end-shape="id5" draw:end-glue-point="1" svg:d="m9195 4043h-1757">
          <text:p/>
        </draw:connector>
        <draw:connector draw:style-name="gr4" draw:text-style-name="P1" draw:layer="layout" draw:type="line" svg:x1="9.182cm" svg:y1="4.63cm" svg:x2="7.425cm" svg:y2="4.63cm" draw:start-shape="id10" draw:end-shape="id6" svg:d="m9182 4630h-1757">
          <text:p/>
        </draw:connector>
        <draw:frame draw:style-name="gr5" draw:layer="layout" svg:width="1.035cm" svg:height="0.962cm" svg:x="6.304cm" svg:y="0.889cm">
          <draw:text-box>
            <text:p>...</text:p>
          </draw:text-box>
        </draw:frame>
        <draw:frame draw:style-name="gr5" draw:layer="layout" svg:width="1.035cm" svg:height="0.962cm" svg:x="6.305cm" svg:y="4.389cm">
          <draw:text-box>
            <text:p>...</text:p>
          </draw:text-box>
        </draw:frame>
        <draw:frame draw:style-name="gr5" draw:layer="layout" svg:width="1.035cm" svg:height="0.962cm" svg:x="9.206cm" svg:y="4.389cm">
          <draw:text-box>
            <text:p>...</text:p>
          </draw:text-box>
        </draw:frame>
        <draw:frame draw:style-name="gr5" draw:layer="layout" svg:width="1.035cm" svg:height="0.962cm" svg:x="3.407cm" svg:y="2.689cm">
          <draw:text-box>
            <text:p>...</text:p>
          </draw:text-box>
        </draw:frame>
        <draw:frame draw:style-name="gr5" draw:layer="layout" svg:width="1.035cm" svg:height="0.962cm" svg:x="0.408cm" svg:y="2.689cm">
          <draw:text-box>
            <text:p>...</text:p>
          </draw:text-box>
        </draw:frame>
        <draw:frame draw:style-name="gr5" draw:text-style-name="P3" draw:layer="layout" svg:width="1.349cm" svg:height="0.662cm" svg:x="8.636cm" svg:y="0.142cm">
          <draw:text-box>
            <text:p text:style-name="P2"><text:span text:style-name="T1">База</text:span></text:p>
          </draw:text-box>
        </draw:frame>
        <draw:frame draw:style-name="gr5" draw:text-style-name="P3" draw:layer="layout" svg:width="1.984cm" svg:height="0.662cm" svg:x="8.636cm" svg:y="0.843cm">
          <draw:text-box>
            <text:p text:style-name="P2"><text:span text:style-name="T1">Вопросы</text:span></text:p>
          </draw:text-box>
        </draw:frame>
        <draw:line draw:style-name="gr6" draw:text-style-name="P1" draw:layer="layout" svg:x1="7.112cm" svg:y1="0.635cm" svg:x2="8.763cm" svg:y2="0.508cm">
          <text:p/>
        </draw:line>
        <draw:line draw:style-name="gr6" draw:text-style-name="P1" draw:layer="layout" svg:x1="7.1cm" svg:y1="1.223cm" svg:x2="8.763cm" svg:y2="1.143cm">
          <text:p/>
        </draw:line>
        <draw:custom-shape draw:style-name="gr7" draw:text-style-name="P1" draw:layer="layout" svg:width="2.413cm" svg:height="2.413cm" svg:x="2.694cm" svg:y="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286cm" svg:y1="4.699cm" svg:x2="3.751cm" svg:y2="3.696cm">
          <text:p/>
        </draw:line>
        <draw:frame draw:style-name="gr5" draw:text-style-name="P3" draw:layer="layout" svg:width="7.275cm" svg:height="1.073cm" svg:x="0.133cm" svg:y="4.699cm">
          <draw:text-box>
            <text:p text:style-name="P2"><text:span text:style-name="T1">Добавленные на данном</text:span></text:p>
            <text:p text:style-name="P2"><text:span text:style-name="T1">шаге вывода факты, вопросы и др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09-03T13:11:01</dc:date>
    <meta:editing-duration>PT4H1M11S</meta:editing-duration>
    <meta:editing-cycles>10</meta:editing-cycles>
    <meta:document-statistic meta:object-count="35"/>
  </office:meta>
</office:document-meta>
</file>